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kern" svg:font-family="'Liberation Sans:kern'"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margin-left="0in" fo:margin-right="0in" fo:margin-top="0.25in" fo:margin-bottom="0.1665in" style:contextual-spacing="false" fo:line-height="100%" fo:orphans="2" fo:widows="2" fo:text-indent="0in" style:auto-text-indent="false"/>
    </style:style>
    <style:style style:name="P2" style:family="paragraph" style:parent-style-name="Heading_20_5">
      <style:paragraph-properties fo:margin-left="0in" fo:margin-right="0in" fo:margin-top="0.25in" fo:margin-bottom="0.1665in" style:contextual-spacing="false" fo:line-height="100%" fo:orphans="2" fo:widows="2" fo:text-indent="0in" style:auto-text-indent="false"/>
      <style:text-properties fo:font-variant="normal" fo:text-transform="none" fo:color="#000000" loext:opacity="100%" style:font-name="Liberation Sans:kern" fo:letter-spacing="0.0028in" fo:language="zxx" fo:country="none" fo:font-style="normal" fo:font-weight="normal" style:language-asian="zxx" style:country-asian="none" style:language-complex="zxx" style:country-complex="none"/>
    </style:style>
    <style:style style:name="P3" style:family="paragraph" style:parent-style-name="Heading_20_1">
      <style:paragraph-properties fo:margin-left="0in" fo:margin-right="0in" fo:margin-top="0in" fo:margin-bottom="0.1665in" style:contextual-spacing="false" fo:line-height="100%"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000000" loext:opacity="100%" style:font-name="Liberation Sans:kern" fo:letter-spacing="0.0028in" fo:language="zxx" fo:country="none" fo:font-style="normal" fo:font-weight="normal" style:language-asian="zxx" style:country-asian="none" style:language-complex="zxx" style:country-complex="none"/>
    </style:style>
    <style:style style:name="P4" style:family="paragraph" style:parent-style-name="Heading_20_1">
      <style:paragraph-properties fo:margin-left="0in" fo:margin-right="0in" fo:margin-top="0.25in" fo:margin-bottom="0.1665in" style:contextual-spacing="false" fo:line-height="100%"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000000" loext:opacity="100%" style:font-name="Liberation Sans:kern" fo:letter-spacing="0.0028in" fo:language="zxx" fo:country="none" fo:font-style="normal" fo:font-weight="normal" style:language-asian="zxx" style:country-asian="none" style:language-complex="zxx" style:country-complex="none"/>
    </style:style>
    <style:style style:name="P5" style:family="paragraph" style:parent-style-name="Heading_20_1">
      <style:paragraph-properties fo:margin-left="0in" fo:margin-right="0in" fo:margin-top="0.25in" fo:margin-bottom="0.1665in" style:contextual-spacing="false" fo:line-height="100%"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000000" loext:opacity="100%" style:font-name="Liberation Sans:kern" fo:letter-spacing="0.0028in" fo:language="zxx" fo:country="none" fo:font-style="normal" fo:font-weight="bold" style:language-asian="zxx" style:country-asian="none" style:font-weight-asian="bold" style:language-complex="zxx" style:country-complex="none" style:font-weight-complex="bold"/>
    </style:style>
    <style:style style:name="P6" style:family="paragraph" style:parent-style-name="Heading_20_1">
      <style:paragraph-properties fo:margin-left="0in" fo:margin-right="0in" fo:margin-top="0.25in" fo:margin-bottom="0in" style:contextual-spacing="false" fo:line-height="100%"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000000" loext:opacity="100%" style:font-name="Liberation Sans:kern" fo:letter-spacing="0.0028in" fo:language="zxx" fo:country="none" fo:font-style="normal" fo:font-weight="bold" style:language-asian="zxx" style:country-asian="none" style:font-weight-asian="bold" style:language-complex="zxx" style:country-complex="none" style:font-weight-complex="bold"/>
    </style:style>
    <style:style style:name="P7" style:family="paragraph" style:parent-style-name="Standard">
      <style:paragraph-properties fo:line-height="100%"/>
      <style:text-properties fo:color="#000000" loext:opacity="100%" style:font-name="Liberation Sans:kern" fo:letter-spacing="0.0028in" fo:language="zxx" fo:country="none" officeooo:rsid="0000b2f9" officeooo:paragraph-rsid="0000b2f9" style:language-asian="zxx" style:country-asian="none" style:language-complex="zxx" style:country-complex="none"/>
    </style:style>
    <style:style style:name="P8" style:family="paragraph" style:parent-style-name="Standard">
      <style:paragraph-properties fo:line-height="100%"/>
      <style:text-properties fo:color="#000000" loext:opacity="100%" style:font-name="Liberation Sans:kern" fo:letter-spacing="0.0028in" fo:language="zxx" fo:country="none" fo:font-weight="bold" officeooo:rsid="0000b2f9" officeooo:paragraph-rsid="0000b2f9" style:language-asian="zxx" style:country-asian="none" style:font-weight-asian="bold" style:language-complex="zxx" style:country-complex="none" style:font-weight-complex="bold"/>
    </style:style>
    <style:style style:name="P9" style:family="paragraph" style:parent-style-name="Standard">
      <style:paragraph-properties fo:line-height="100%"/>
      <style:text-properties fo:color="#000000" loext:opacity="100%" style:font-name="Liberation Sans:kern" fo:letter-spacing="0.0028in" fo:language="zxx" fo:country="none" fo:font-weight="normal" officeooo:rsid="0000b2f9" officeooo:paragraph-rsid="0000b2f9" style:language-asian="zxx" style:country-asian="none" style:font-weight-asian="normal" style:language-complex="zxx" style:country-complex="none" style:font-weight-complex="normal"/>
    </style:style>
    <style:style style:name="P10" style:family="paragraph" style:parent-style-name="Standard">
      <style:paragraph-properties fo:line-height="100%"/>
      <style:text-properties fo:color="#000000" loext:opacity="100%" style:font-name="Liberation Sans:kern" fo:letter-spacing="0.0028in" fo:language="zxx" fo:country="none" fo:font-weight="normal" officeooo:rsid="00063a32" officeooo:paragraph-rsid="00063a32" style:language-asian="zxx" style:country-asian="none" style:font-weight-asian="normal" style:language-complex="zxx" style:country-complex="none" style:font-weight-complex="normal"/>
    </style:style>
    <style:style style:name="P11" style:family="paragraph" style:parent-style-name="Standard">
      <style:paragraph-properties fo:line-height="100%"/>
      <style:text-properties fo:color="#000000" loext:opacity="100%" style:font-name="Liberation Sans:kern" fo:letter-spacing="0.0028in" fo:language="zxx" fo:country="none" fo:font-weight="normal" officeooo:rsid="0007d7cc" officeooo:paragraph-rsid="0007d7cc" style:language-asian="zxx" style:country-asian="none" style:font-weight-asian="normal" style:language-complex="zxx" style:country-complex="none" style:font-weight-complex="normal"/>
    </style:style>
    <style:style style:name="P12" style:family="paragraph" style:parent-style-name="Text_20_body" style:list-style-name="L3">
      <style:paragraph-properties fo:margin-top="0in" fo:margin-bottom="0.1665in" style:contextual-spacing="false" fo:line-height="100%" fo:orphans="2" fo:widows="2"/>
      <style:text-properties fo:font-variant="normal" fo:text-transform="none" fo:color="#000000" loext:opacity="100%" style:font-name="Liberation Sans:kern" fo:font-size="12pt" fo:letter-spacing="0.0028in" fo:language="zxx" fo:country="none" fo:font-style="normal" fo:font-weight="normal" style:language-asian="zxx" style:country-asian="none" style:language-complex="zxx" style:country-complex="none"/>
    </style:style>
    <style:style style:name="P13" style:family="paragraph" style:parent-style-name="Text_20_body" style:list-style-name="L1">
      <style:paragraph-properties fo:margin-top="0in" fo:margin-bottom="0.1665in" style:contextual-spacing="false" fo:line-height="100%" fo:orphans="2" fo:widows="2"/>
    </style:style>
    <style:style style:name="P14" style:family="paragraph" style:parent-style-name="Text_20_body" style:list-style-name="L2">
      <style:paragraph-properties fo:margin-top="0in" fo:margin-bottom="0.1665in" style:contextual-spacing="false" fo:line-height="100%" fo:orphans="2" fo:widows="2"/>
    </style:style>
    <style:style style:name="P15" style:family="paragraph" style:parent-style-name="Text_20_body" style:list-style-name="L3">
      <style:paragraph-properties fo:margin-top="0in" fo:margin-bottom="0.1665in" style:contextual-spacing="false" fo:line-height="100%" fo:orphans="2" fo:widows="2"/>
    </style:style>
    <style:style style:name="P16" style:family="paragraph" style:parent-style-name="Text_20_body" style:list-style-name="L4">
      <style:paragraph-properties fo:margin-top="0in" fo:margin-bottom="0.1665in" style:contextual-spacing="false" fo:line-height="100%" fo:orphans="2" fo:widows="2"/>
    </style:style>
    <style:style style:name="P17" style:family="paragraph" style:parent-style-name="Text_20_body" style:list-style-name="L5">
      <style:paragraph-properties fo:margin-top="0in" fo:margin-bottom="0.1665in" style:contextual-spacing="false" fo:line-height="100%" fo:orphans="2" fo:widows="2"/>
    </style:style>
    <style:style style:name="P18" style:family="paragraph" style:parent-style-name="Text_20_body" style:list-style-name="L1">
      <style:paragraph-properties fo:margin-top="0in" fo:margin-bottom="0in" style:contextual-spacing="false" fo:line-height="100%" fo:orphans="2" fo:widows="2"/>
      <style:text-properties fo:font-variant="normal" fo:text-transform="none" fo:color="#000000" loext:opacity="100%" style:font-name="Liberation Sans:kern" fo:font-size="12pt" fo:letter-spacing="0.0028in" fo:language="zxx" fo:country="none" fo:font-style="normal" fo:font-weight="normal" style:language-asian="zxx" style:country-asian="none" style:language-complex="zxx" style:country-complex="none"/>
    </style:style>
    <style:style style:name="P19" style:family="paragraph" style:parent-style-name="Text_20_body">
      <style:paragraph-properties fo:margin-left="0in" fo:margin-right="0in" fo:margin-top="0in" fo:margin-bottom="0.1665in" style:contextual-spacing="false" fo:line-height="100%" fo:orphans="2" fo:widows="2" fo:text-indent="0in" style:auto-text-indent="false"/>
      <style:text-properties fo:font-variant="normal" fo:text-transform="none" fo:color="#000000" loext:opacity="100%" style:font-name="Liberation Sans:kern" fo:font-size="12pt" fo:letter-spacing="0.0028in" fo:language="zxx" fo:country="none" fo:font-style="normal" fo:font-weight="normal" style:language-asian="zxx" style:country-asian="none" style:language-complex="zxx" style:country-complex="none"/>
    </style:style>
    <style:style style:name="P20" style:family="paragraph" style:parent-style-name="Text_20_body">
      <style:paragraph-properties fo:margin-left="0in" fo:margin-right="0in" fo:margin-top="0in" fo:margin-bottom="0.1665in" style:contextual-spacing="false" fo:line-height="100%" fo:orphans="2" fo:widows="2" fo:text-indent="0in" style:auto-text-indent="false"/>
    </style:style>
    <style:style style:name="T1" style:family="text">
      <style:text-properties fo:font-weight="normal" style:font-weight-asian="normal" style:font-weight-complex="normal"/>
    </style:style>
    <style:style style:name="T2" style:family="text">
      <style:text-properties fo:font-variant="normal" fo:text-transform="none" fo:color="#000000" loext:opacity="100%" style:text-line-through-style="none" style:text-line-through-type="none" style:font-name="Liberation Sans:kern" fo:font-size="12pt" fo:letter-spacing="0.0028in" fo:language="zxx" fo:country="none" fo:font-style="normal" style:text-underline-style="none" fo:font-weight="normal" style:text-blinking="false" fo:background-color="transparent" loext:char-shading-value="0" style:language-asian="zxx" style:country-asian="none" style:language-complex="zxx" style:country-complex="none"/>
    </style:style>
    <style:style style:name="T3" style:family="text">
      <style:text-properties fo:font-variant="normal" fo:text-transform="none" fo:color="#000000" loext:opacity="100%" style:font-name="Liberation Sans:kern" fo:letter-spacing="0.0028in" fo:language="zxx" fo:country="none" fo:font-style="normal" fo:font-weight="bold" style:language-asian="zxx" style:country-asian="none" style:language-complex="zxx" style:country-complex="none"/>
    </style:style>
    <style:style style:name="T4" style:family="text">
      <style:text-properties fo:font-variant="normal" fo:text-transform="none" fo:color="#000000" loext:opacity="100%" style:font-name="Liberation Sans:kern" fo:font-size="12pt" fo:letter-spacing="0.0028in" fo:language="zxx" fo:country="none" fo:font-style="normal" fo:font-weight="bold" style:language-asian="zxx" style:country-asian="none" style:language-complex="zxx" style:country-complex="none"/>
    </style:style>
    <style:style style:name="T5" style:family="text">
      <style:text-properties fo:font-variant="normal" fo:text-transform="none" fo:color="#000000" loext:opacity="100%" style:font-name="Liberation Sans:kern" fo:font-size="12pt" fo:letter-spacing="0.0028in" fo:language="zxx" fo:country="none" fo:font-style="normal" fo:font-weight="bold" officeooo:rsid="0000b2f9" style:language-asian="zxx" style:country-asian="none" style:font-weight-asian="bold" style:language-complex="zxx" style:country-complex="none" style:font-weight-complex="bold"/>
    </style:style>
    <style:style style:name="T6" style:family="text">
      <style:text-properties fo:font-variant="normal" fo:text-transform="none" fo:color="#000000" loext:opacity="100%" style:font-name="Liberation Sans:kern" fo:font-size="12pt" fo:letter-spacing="0.0028in" fo:language="zxx" fo:country="none" fo:font-style="normal" fo:font-weight="normal" style:language-asian="zxx" style:country-asian="none" style:language-complex="zxx" style:country-complex="none"/>
    </style:style>
    <style:style style:name="T7" style:family="text">
      <style:text-properties fo:font-variant="normal" fo:text-transform="none" fo:color="#000000" loext:opacity="100%" style:font-name="Liberation Sans:kern" fo:font-size="12pt" fo:letter-spacing="0.0028in" fo:language="zxx" fo:country="none" fo:font-style="normal" fo:font-weight="normal" style:language-asian="zxx" style:country-asian="none" style:font-weight-asian="normal" style:language-complex="zxx" style:country-complex="none" style:font-weight-complex="normal"/>
    </style:style>
    <style:style style:name="T8" style:family="text">
      <style:text-properties style:font-name="Liberation Sans:kern" fo:letter-spacing="0.0028in"/>
    </style:style>
    <style:style style:name="T9" style:family="text">
      <style:text-properties officeooo:rsid="0005b34b"/>
    </style:style>
    <style:style style:name="T10" style:family="text">
      <style:text-properties fo:font-weight="bold" style:font-weight-asian="bold" style:font-weight-complex="bold"/>
    </style:style>
    <style:style style:name="T11" style:family="text">
      <style:text-properties fo:font-weight="bold" officeooo:rsid="0005b34b" style:font-weight-asian="bold" style:font-weight-complex="bold"/>
    </style:style>
    <style:style style:name="T12" style:family="text">
      <style:text-properties officeooo:rsid="0007f3d7"/>
    </style:style>
    <text:list-style style:name="L1">
      <text:list-level-style-number text:level="1" text:style-name="Numbering_20_Symbols" style:num-suffix="." style:num-format="1" text:start-value="0">
        <style:list-level-properties text:space-before="0.4909in"/>
      </text:list-level-style-number>
      <text:list-level-style-number text:level="2" text:style-name="Numbering_20_Symbols" style:num-suffix="." style:num-format="i">
        <style:list-level-properties text:space-before="0.9819in"/>
      </text:list-level-style-number>
      <text:list-level-style-number text:level="3" text:style-name="Numbering_20_Symbols" style:num-suffix="." style:num-format="a">
        <style:list-level-properties text:space-before="1.4728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iêu chuẩn châu Âu | EN 15254-4</text:h>
      <text:h text:style-name="P2" text:outline-level="5"><text:bookmark text:name="user-content-tháng-122018"/>Tháng 12/2018</text:h>
      <text:h text:style-name="P2" text:outline-level="5"><text:bookmark text:name="user-content-ics-1322050-9106010"/>ICS 13.220.50; 91.060.10</text:h>
      <text:h text:style-name="P1" text:outline-level="3"><text:bookmark text:name="user-content-ứng-dụng-kết-quả-từ-kiểm-nghiệm-chống-cháy---tường-không-chịu-lực--phần-4-công-trình-chứa-kính"/><text:span text:style-name="Strong_20_Emphasis"><text:span text:style-name="T3">Ứng dụng kết quả từ kiểm nghiệm chống cháy - Tường không chịu lực | Phần 4: Công trình chứa kính</text:span></text:span></text:h>
      <text:p text:style-name="P19">Tiêu chuẩn được kiểm duyệt bởi CEN vào ngày 28/9/2018.</text:p>
      <text:p text:style-name="P19">Thành viên CEN phải tuân theo Quy định nội bộ CEN/CENELEC về việc lấy tiêu chuẩn này làm tiêu chuẩn Quốc gia mà không có sự thay đổi nào. Danh sách cập nhật và tài liệu tham khảo thư mục cho những tiêu chuẩn này có thể nhận được theo yêu cầu từ Trung tâm quản lí CEN-CENELEC hoặc các thành viên CEN khác.</text:p>
      <text:p text:style-name="P19">Tài liệu này có sẵn một cách chính thức trong 3 thứ tiếng (Anh, Pháp, Đức). Các phiên bản bằng ngôn ngữ khác được dịch bởi một thành viên CEN thành ngôn ngữ của họ và được báo đến Trung tâm quản lí CEN-CENELEC được xem như một tài liệu chính thức.</text:p>
      <text:p text:style-name="P19">Các thành viên CEN bao gồm Áo, Bỉ, Bungari, Croatia, Síp, Cộng hòa Séc, Đan Mạch, Estonia, Phần Lan, Cộng hòa Macedonia của Nam Tư cũ, Pháp, Đức, Hy Lạp, Hungary, Iceland, Ireland, Ý, Latvia, Lithuania, Luxembourg, Malta, Hà Lan, Na Uy, Ba Lan, Bồ Đào Nha, Romania, Serbia, Slovakia, Slovenia, Tây Ban Nha, Thụy Điển, Thụy Sĩ, Thổ Nhĩ Kì và Vương quốc Anh.</text:p>
      <text:h text:style-name="P4" text:outline-level="1"><text:bookmark text:name="user-content-mục-lục"/>Mục lục</text:h>
      <text:list xml:id="list3811041004" text:style-name="L1">
        <text:list-item>
          <text:p text:style-name="P13"><text:span text:style-name="Strong_20_Emphasis"><text:span text:style-name="T4"><text:s/>Lời tựa</text:span></text:span></text:p>
        </text:list-item>
        <text:list-item>
          <text:p text:style-name="P13"><text:span text:style-name="Strong_20_Emphasis"><text:span text:style-name="T4"><text:s/>Phạm vi nội dung</text:span></text:span></text:p>
        </text:list-item>
        <text:list-item>
          <text:p text:style-name="P13"><text:span text:style-name="Strong_20_Emphasis"><text:span text:style-name="T4"><text:s/>Các tài liệu tham khảo quy chuẩn</text:span></text:span></text:p>
        </text:list-item>
        <text:list-item>
          <text:p text:style-name="P13"><text:span text:style-name="Strong_20_Emphasis"><text:span text:style-name="T4"><text:s/>Khái niệm và định nghĩa</text:span></text:span></text:p>
        </text:list-item>
        <text:list-item>
          <text:p text:style-name="P13"><text:span text:style-name="Strong_20_Emphasis"><text:span text:style-name="T4"><text:s/>Nguyên tắc</text:span></text:span></text:p>
          <text:list>
            <text:list-item>
              <text:p text:style-name="P18">Nguyên tắc chung</text:p>
            </text:list-item>
            <text:list-item>
              <text:p text:style-name="P18">Nguyên tắc sử dụng kết quả kiểm nghiệm</text:p>
              <text:list>
                <text:list-item>
                  <text:p text:style-name="P18">Chung</text:p>
                </text:list-item>
                <text:list-item>
                  <text:p text:style-name="P18">Kiểm nghiệm tham khảo</text:p>
                </text:list-item>
                <text:list-item>
                  <text:p text:style-name="P18">Cách ứng dụng kết quả kiểm nghiệm có sẵn</text:p>
                </text:list-item>
              </text:list>
            </text:list-item>
            <text:list-item>
              <text:p text:style-name="P18"><text:soft-page-break/>Kết hợp ứng dụng mở rộng</text:p>
            </text:list-item>
          </text:list>
        </text:list-item>
        <text:list-item>
          <text:p text:style-name="P13"><text:span text:style-name="Strong_20_Emphasis"><text:span text:style-name="T4"><text:s/>Những thay đổi cụ thể về hệ thống kính</text:span></text:span></text:p>
          <text:list>
            <text:list-item>
              <text:p text:style-name="P18">Thay kính chịu lửa</text:p>
              <text:list>
                <text:list-item>
                  <text:p text:style-name="P18">Chung</text:p>
                </text:list-item>
                <text:list-item>
                  <text:p text:style-name="P18">Phân loại EI cho bộ phận chịu lửa được kiểm nghiệm trên mặt tiếp xúc</text:p>
                </text:list-item>
                <text:list-item>
                  <text:p text:style-name="P18">Phân loại EI cho bộ phận chịu lửa được kiểm nghiệm trên mặt không tiếp xúc</text:p>
                </text:list-item>
                <text:list-item>
                  <text:p text:style-name="P18">Phân loại E, EW</text:p>
                </text:list-item>
              </text:list>
            </text:list-item>
            <text:list-item>
              <text:p text:style-name="P18">Hình dạng của kính</text:p>
            </text:list-item>
            <text:list-item>
              <text:p text:style-name="P18">Sự gia tăng kích cỡ của kính</text:p>
            </text:list-item>
            <text:list-item>
              <text:p text:style-name="P18">Thay nẹp kính gỗ</text:p>
            </text:list-item>
            <text:list-item>
              <text:p text:style-name="P18">Thay nẹp kính kim loại</text:p>
            </text:list-item>
            <text:list-item>
              <text:p text:style-name="P18">Thay đổi vật liệu hệ thống kính</text:p>
            </text:list-item>
            <text:list-item>
              <text:p text:style-name="P18">Bề mặt nẹp</text:p>
            </text:list-item>
          </text:list>
        </text:list-item>
        <text:list-item>
          <text:p text:style-name="P13"><text:span text:style-name="Strong_20_Emphasis"><text:span text:style-name="T4"><text:s/>Những thay đổi cụ thể về hệ thống khung</text:span></text:span></text:p>
          <text:list>
            <text:list-item>
              <text:p text:style-name="P18">Thay khung</text:p>
              <text:list>
                <text:list-item>
                  <text:p text:style-name="P18">Chung</text:p>
                </text:list-item>
                <text:list-item>
                  <text:p text:style-name="P18">Khung gỗ</text:p>
                </text:list-item>
                <text:list-item>
                  <text:p text:style-name="P18">Khung kính</text:p>
                </text:list-item>
              </text:list>
            </text:list-item>
            <text:list-item>
              <text:p text:style-name="P18">Bề mặt khung</text:p>
            </text:list-item>
          </text:list>
        </text:list-item>
        <text:list-item>
          <text:p text:style-name="P13"><text:span text:style-name="Strong_20_Emphasis"><text:span text:style-name="T4"><text:s/>Những thay đổi về thành phần chịu lửa</text:span></text:span></text:p>
          <text:list>
            <text:list-item>
              <text:p text:style-name="P18">Sự gia tăng kích cỡ và nhân rộng của thành phần chịu lửa mang phân loại EW</text:p>
            </text:list-item>
            <text:list-item>
              <text:p text:style-name="P18">Sự giảm thiểu kích cỡ của thành phần chịu lửa mang phân loại EW</text:p>
            </text:list-item>
          </text:list>
        </text:list-item>
      </text:list>
      <text:list xml:id="list778328592" text:style-name="L2">
        <text:list-item>
          <text:p text:style-name="P14"><text:span text:style-name="Strong_20_Emphasis"><text:span text:style-name="T4"><text:s/>Phụ lục I</text:span></text:span><text:span text:style-name="T6">: Ví dụ sử dụng tiêu chuẩn này theo tham khảo những ứng dụng mở rộng dựa trên kiểm nghiệm chuẩn và kết quả kiểm nghiệm có sẵn</text:span></text:p>
        </text:list-item>
        <text:list-item>
          <text:p text:style-name="P14"><text:span text:style-name="Strong_20_Emphasis"><text:span text:style-name="T4"><text:s/>Phụ lục II</text:span></text:span><text:span text:style-name="T6">: Tính toán mức độ phóng xạ</text:span></text:p>
        </text:list-item>
        <text:list-item>
          <text:p text:style-name="P14"><text:span text:style-name="Strong_20_Emphasis"><text:span text:style-name="T4"><text:s/>Tài liệu tham khảo thư mục</text:span></text:span></text:p>
        </text:list-item>
      </text:list>
      <text:h text:style-name="P5" text:outline-level="1"><text:bookmark text:name="user-content-0-lời-tựa"/>0. Lời tựa</text:h>
      <text:p text:style-name="P19">Văn bản này (EN 15254-4:2018) đã được thảo bởi Hội đồng Kĩ thuật CEN/TC 127 "An toàn chống cháy trong các tòa nhà", ban thư kí thuộc quản lí của BSI.</text:p>
      <text:p text:style-name="P19">Tiêu chuẩn này phải được đặt làm tiêu chuẩn quốc gia, bằng cách công bố tiêu chuẩn thông qua một văn bản tương đương hoặc bằng sự chứng thực, muộn nhất vào tháng 6/2019, và các tiêu chuẩn mâu thuẫn phải được hủy bỏ muộn nhất vào tháng 6/2019.</text:p>
      <text:p text:style-name="P19">Có khả năng rằng một số thành phần của văn bản này tuân theo bản quyền. CEN sẽ không có trách nhiệm xác định bất cứ bản quyền đã nêu.</text:p>
      <text:p text:style-name="P20"><text:span text:style-name="T6">Văn bản này thay thế </text:span><text:span text:style-name="Strong_20_Emphasis"><text:span text:style-name="T4">EN 15254-4:2008+A1:2011</text:span></text:span></text:p>
      <text:p text:style-name="P20"><text:soft-page-break/><text:span text:style-name="T6">Một số thay đổi đáng chú ý so với </text:span><text:span text:style-name="Strong_20_Emphasis"><text:span text:style-name="T4">EN 15254-4:2008+A1:2011</text:span></text:span><text:span text:style-name="T6"> bao gồm:</text:span></text:p>
      <text:list xml:id="list3181852983" text:style-name="L3">
        <text:list-item>
          <text:p text:style-name="P12"><text:s/>Sự chuyển đổi khái niệm "nhóm sản phẩm kính" sang "phạm vi sản phẩm kính;</text:p>
        </text:list-item>
        <text:list-item>
          <text:p text:style-name="P15"><text:span text:style-name="T6"><text:s/>Sự xóa bỏ những quy định được đề cập đến trong DIAP của tiêu chuẩn </text:span><text:span text:style-name="Strong_20_Emphasis"><text:span text:style-name="T4">EN 1364-1:2015</text:span></text:span><text:span text:style-name="T6">;</text:span></text:p>
        </text:list-item>
        <text:list-item>
          <text:p text:style-name="P12"><text:s/>Sửa đổi quy định về thay lắp cho kính chịu lửa;</text:p>
        </text:list-item>
        <text:list-item>
          <text:p text:style-name="P12"><text:s/>Bổ sung quy định về sự giảm thiểu kích cỡ của thành phần chịu lửa mang phân loại EW;</text:p>
        </text:list-item>
        <text:list-item>
          <text:p text:style-name="P12"><text:s/>Đánh giá biên tập cho tiêu chuẩn.</text:p>
        </text:list-item>
      </text:list>
      <text:p text:style-name="P19">Văn bản này đã được thảo dưới thi hành được giao cho CEN bởi Ủy ban Châu Âu và Hiệp hội Thương mại tự do Châu Âu.</text:p>
      <text:p text:style-name="P19">Xét theo Quy định nội bộ CEN-CENELEC, các tổ chức quy chuẩn cấp quốc gia của những nước sau được yêu cầu phải áp dụng Tiêu chuẩn này: Áo, Bỉ, Bungari, Croatia, Síp, Cộng hòa Séc, Đan Mạch, Estonia, Phần Lan, Cộng hòa Macedonia của Nam Tư cũ, Pháp, Đức, Hy Lạp, Hungary, Iceland, Ireland, Ý, Latvia, Lithuania, Luxembourg, Malta, Hà Lan, Na Uy, Ba Lan, Bồ Đào Nha, Romania, Serbia, Slovakia, Slovenia, Tây Ban Nha, Thụy Điển, Thụy Sĩ, Thổ Nhĩ Kì và Vương quốc Anh.</text:p>
      <text:h text:style-name="P5" text:outline-level="1"><text:bookmark text:name="user-content-1-phạm-vi-nội-dung"/>1. Phạm vi nội dung</text:h>
      <text:p text:style-name="P20"><text:span text:style-name="T6">Văn bản này cung cấp hướng dẫn, và khi cần thiết, định nghĩa các quy trình cho những thay đổi của những tham số và nhân tố nhất định gắn liền với quá trình thiết kế các bộ phận chịu lửa được kiểm nghiệm theo </text:span><text:span text:style-name="Strong_20_Emphasis"><text:span text:style-name="T4">EU 1364-1:2015</text:span></text:span><text:span text:style-name="T6"> và được phân loại theo </text:span><text:span text:style-name="Strong_20_Emphasis"><text:span text:style-name="T4">EU 13501-2</text:span></text:span><text:span text:style-name="T6">.</text:span></text:p>
      <text:p text:style-name="P19">Ứng dụng mở rộng của các bộ phận chịu lửa được dựa trên cơ sở kiểm nghiệm.</text:p>
      <text:p text:style-name="P19">Tiêu chuẩn này chỉ áp dụng cho các bộ phận chịu lửa được lắp đặt theo chiều dọc.</text:p>
      <text:p text:style-name="P20"><text:span text:style-name="T6">Tiêu chuẩn này không áp dụng chó các bộ cửa và cửa sổ mở được theo </text:span><text:span text:style-name="Strong_20_Emphasis"><text:span text:style-name="T4">EN 1634-1</text:span></text:span><text:span text:style-name="T6"> và không áp dụng cho rèm treo tường - cấu hình đầy đủ và rèm treo tường - cấu hình không đầy đủ theo </text:span><text:span text:style-name="Strong_20_Emphasis"><text:span text:style-name="T4">EN 1364-3</text:span></text:span><text:span text:style-name="T6"> và </text:span><text:span text:style-name="Strong_20_Emphasis"><text:span text:style-name="T4">EN 1364-4</text:span></text:span><text:span text:style-name="T6">.</text:span></text:p>
      <text:p text:style-name="P20"><text:span text:style-name="T6">Các bộ phận kính lắp ráp thành khối và </text:span><text:span text:style-name="Emphasis"><text:span text:style-name="Strong_20_Emphasis"><text:span text:style-name="T7">miếng lát</text:span></text:span></text:span><text:span text:style-name="T6"> và kính hình rãnh như được định nghĩa trong </text:span><text:span text:style-name="Strong_20_Emphasis"><text:span text:style-name="T4">EN 1051-1</text:span></text:span><text:span text:style-name="T6"> và </text:span><text:span text:style-name="Strong_20_Emphasis"><text:span text:style-name="T4">EN 572-7</text:span></text:span><text:span text:style-name="T6"> không được áp dụng. Hiện tại chưa có đủ thông tin cần thiết để thiết lập các quy định cho ứng dụng mở rộng của những sản phẩm này.</text:span></text:p>
      <text:h text:style-name="P5" text:outline-level="1"><text:bookmark text:name="user-content-2-các-tài-liệu-tham-khảo-quy-chuẩn"/><text:soft-page-break/>2. Các tài liệu tham khảo quy chuẩn</text:h>
      <text:p text:style-name="P19">Những văn bản sau được đề cập đến trong văn bản này sao cho một phần hoặc toàn bộ nội dung của chúng cấu thành những yêu cầu của văn bản này. Với những văn bản cũ, chỉ có phiên bản được đề cập đến là hợp lệ. Với những văn bản không ghi ngày tháng, phiên bản mới nhất của văn bản đó (bao gồm cả những sửa đổi) là hợp lệ.</text:p>
      <text:list xml:id="list1113031536" text:style-name="L4">
        <text:list-item>
          <text:p text:style-name="P16"><text:span text:style-name="Strong_20_Emphasis"><text:span text:style-name="T4"><text:s/>EN 1279-1</text:span></text:span><text:span text:style-name="T6"> Kính trong xây dựng - Cách nhiệt cho kính - Phần I: Khái quát, đặc tả hệ thống, quy định cho dự bị, sự chịu đựng và chất lượng thẩm mĩ</text:span></text:p>
        </text:list-item>
        <text:list-item>
          <text:p text:style-name="P16"><text:span text:style-name="Strong_20_Emphasis"><text:span text:style-name="T4"><text:s/>EN 1363-1</text:span></text:span><text:span text:style-name="T6"> Kiểm nghiệm chống lửa - Phần I: Yêu cầu chung</text:span></text:p>
        </text:list-item>
        <text:list-item>
          <text:p text:style-name="P16"><text:span text:style-name="Strong_20_Emphasis"><text:span text:style-name="T4"><text:s/>EN 1363-2</text:span></text:span><text:span text:style-name="T6"> Kiểm nghiệm chống lửa - Phân II: Các quy trình thay thế và bổ sung</text:span></text:p>
        </text:list-item>
        <text:list-item>
          <text:p text:style-name="P16"><text:span text:style-name="Strong_20_Emphasis"><text:span text:style-name="T4"><text:s/>EN 1364-1:2015</text:span></text:span><text:span text:style-name="T6"> Kiểm nghiệm chống lửa cho các bộ phận không chịu tải - Phần I: Tường</text:span></text:p>
        </text:list-item>
        <text:list-item>
          <text:p text:style-name="P16"><text:span text:style-name="Strong_20_Emphasis"><text:span text:style-name="T4"><text:s/>EN 1995-1-2</text:span></text:span><text:span text:style-name="T6"> Eurocode 5: Thiết kế các cấu trúc bằng gỗ - Phần I-II: Chung - Thiết kế cấu trúc chống lửa</text:span></text:p>
        </text:list-item>
        <text:list-item>
          <text:p text:style-name="P16"><text:span text:style-name="Strong_20_Emphasis"><text:span text:style-name="T4"><text:s/>EN 13501-1</text:span></text:span><text:span text:style-name="T6"> Phân loại chống lửa cho các sản phẩm xây dựng và bộ phận xây dựng - Phần I: Phân loại sử dụng dữ liệu từ phản ứng với kiểm nghiệm chống lửa</text:span></text:p>
        </text:list-item>
        <text:list-item>
          <text:p text:style-name="P16"><text:span text:style-name="Strong_20_Emphasis"><text:span text:style-name="T4"><text:s/>EN 13501-2</text:span></text:span><text:span text:style-name="T6"> Phân loại chống lửa cho các sản phẩm xây dựng và bộ phận xây dựng - Phần II: Phân loại sử dụng dữ liệu từ kiểm nghiệm chống lửa, loại trừ thông gió</text:span></text:p>
        </text:list-item>
        <text:list-item>
          <text:p text:style-name="P16"><text:span text:style-name="Strong_20_Emphasis"><text:span text:style-name="T4"><text:s/>EN 15269-2</text:span></text:span><text:span text:style-name="T6"> Ứng dụng mở rộng của kết quả kiểm nghiệm độ chống lửa và/hoặc kiểm soát khói của cửa, màn trập và bộ cửa sổ mở được, bao gồm các bộ phận phần cứng xây dựng - Phần II: Độ chống lửa cửa các bộ cửa sắt sử dụng bản lề</text:span></text:p>
        </text:list-item>
        <text:list-item>
          <text:p text:style-name="P16"><text:span text:style-name="Strong_20_Emphasis"><text:span text:style-name="T4"><text:s/>EN 15269-3</text:span></text:span><text:span text:style-name="T6"> Ứng dụng mở rộng của kết quả kiểm nghiệm độ chống lửa và/hoặc kiểm soát khói của cửa, màn trập và bộ cửa sổ mở được, bao gồm các bộ phận phần cứng xây dựng - Phần III: Độ chống lửa của các bộ cửa gỗ sử dụng bản lề và các bộ cửa sổ gỗ mở được kèm khung</text:span></text:p>
        </text:list-item>
        <text:list-item>
          <text:p text:style-name="P16"><text:span text:style-name="Strong_20_Emphasis"><text:span text:style-name="T4"><text:s/>EN 15269-4</text:span></text:span><text:span text:style-name="T6"> Ứng dụng mở rộng của kết quả kiểm nghiệm độ chống lửa và/hoặc kiểm soát khói của cửa, màn trập và bộ cửa sổ mở được, bao gồm các bộ phần phần cứng xây dựng - Phần V: Độ chống lửa của các bộ cửa kính khung kim loại sử dụng bản lề và các bộ cửa sổ mở được</text:span></text:p>
        </text:list-item>
        <text:list-item>
          <text:p text:style-name="P16"><text:span text:style-name="Strong_20_Emphasis"><text:span text:style-name="T4"><text:s/>EN 15725 </text:span></text:span><text:span text:style-name="T6">Ứng dụng mở rộng báo cáo về khả năng chống chịu lửa của các sản phầm xây dựng và bộ phận xây dựng</text:span></text:p>
        </text:list-item>
        <text:list-item>
          <text:p text:style-name="P16"><text:span text:style-name="Strong_20_Emphasis"><text:span text:style-name="T4"><text:s/>EN ISO 12543-1 </text:span></text:span><text:span text:style-name="T6">Kính trong xây dựng - kính đa lớp và kính đa lớp an toàn - Phần I: Định nghĩa và đặc tả các bộ phận (</text:span><text:span text:style-name="Strong_20_Emphasis"><text:span text:style-name="T4">ISO 12543-1</text:span></text:span><text:span text:style-name="T6">)</text:span></text:p>
        </text:list-item>
        <text:list-item>
          <text:p text:style-name="P16"><text:span text:style-name="Strong_20_Emphasis"><text:span text:style-name="T4"><text:s/>EN ISO 13943 </text:span></text:span><text:span text:style-name="T6">An toàn chống cháy - Từ vựng (</text:span><text:span text:style-name="Strong_20_Emphasis"><text:span text:style-name="T4">ISO 13943</text:span></text:span><text:span text:style-name="T6">)</text:span></text:p>
        </text:list-item>
      </text:list>
      <text:h text:style-name="P5" text:outline-level="1"><text:bookmark text:name="user-content-3-khái-niệm-và-định-nghĩa"/><text:soft-page-break/>3. Khái niệm và định nghĩa</text:h>
      <text:p text:style-name="P20"><text:span text:style-name="T6">Trong phạm vi của văn bản này, các khái niệm và định nghĩa được nêu trong </text:span><text:span text:style-name="Strong_20_Emphasis"><text:span text:style-name="T4">EN 13501-2</text:span></text:span><text:span text:style-name="T6">, </text:span><text:span text:style-name="Strong_20_Emphasis"><text:span text:style-name="T4">EN ISO 13943</text:span></text:span><text:span text:style-name="T6">, </text:span><text:span text:style-name="Strong_20_Emphasis"><text:span text:style-name="T4">EN ISO 12543-1</text:span></text:span><text:span text:style-name="T6">, </text:span><text:span text:style-name="Strong_20_Emphasis"><text:span text:style-name="T4">EN 1279-1 </text:span></text:span><text:span text:style-name="T6">và </text:span><text:span text:style-name="Strong_20_Emphasis"><text:span text:style-name="T4">EN 1364-1:2015</text:span></text:span><text:span text:style-name="T6">, cùng với những khái niệm và định nghĩa dưới đây được sử dụng.</text:span></text:p>
      <text:p text:style-name="P19">Các kho khái niệm được vận hành bởi ISO và IEC nhằm mục đích tiêu chuẩn hóa có thể được tìm thấy ở các địa chỉ sau:</text:p>
      <text:list xml:id="list3728562604" text:style-name="L5">
        <text:list-item>
          <text:p text:style-name="P17"><text:span text:style-name="T2"><text:s/></text:span><text:a xlink:type="simple" xlink:href="http://www.electropedia.org/" text:style-name="Internet_20_link" text:visited-style-name="Visited_20_Internet_20_Link"><text:span text:style-name="T8">IEC Electropedia</text:span></text:a></text:p>
        </text:list-item>
        <text:list-item>
          <text:p text:style-name="P17"><text:span text:style-name="T2"><text:s/></text:span><text:a xlink:type="simple" xlink:href="http://www.iso.org/obp" text:style-name="Internet_20_link" text:visited-style-name="Visited_20_Internet_20_Link"><text:span text:style-name="T8">Nền tảng duyệt trực tuyến ISO</text:span></text:a></text:p>
        </text:list-item>
      </text:list>
      <text:p text:style-name="P20"><text:span text:style-name="Strong_20_Emphasis"><text:span text:style-name="T4">3.1</text:span></text:span><text:span text:style-name="T6"><text:line-break/></text:span><text:span text:style-name="Strong_20_Emphasis"><text:span text:style-name="T4">"charring rate" - Tốc độ hóa tro</text:span></text:span><text:span text:style-name="T6"><text:line-break/>Tốc độ phản ứng của mẫu vật thử nghiệm, biểu thị bằng sự hình thành dư lượng than<text:line-break/>[Nguồn: </text:span><text:span text:style-name="Strong_20_Emphasis"><text:span text:style-name="T4">ISO 17493:2016, 3.1, có sửa đổi</text:span></text:span><text:span text:style-name="T6">]<text:line-break/>Ghi chú: Tốc độ hóa tro được tính theo đặc tả trong </text:span><text:span text:style-name="Strong_20_Emphasis"><text:span text:style-name="T4">EN 1995-1-2</text:span></text:span></text:p>
      <text:p text:style-name="P20"><text:span text:style-name="Strong_20_Emphasis"><text:span text:style-name="T4">3.2</text:span></text:span><text:span text:style-name="T6"><text:line-break/></text:span><text:span text:style-name="Strong_20_Emphasis"><text:span text:style-name="T4">"resistance to fire classification" - Phân loại tính chống lửa</text:span></text:span><text:span text:style-name="T6"><text:line-break/>Phân loại tính chống lửa của bộ phận chứa kính dựa trên E, W và I theo như </text:span><text:span text:style-name="Strong_20_Emphasis"><text:span text:style-name="T4">EN 13501-2</text:span></text:span></text:p>
      <text:p text:style-name="P20"><text:span text:style-name="Strong_20_Emphasis"><text:span text:style-name="T4">3.3</text:span></text:span><text:span text:style-name="T6"><text:line-break/></text:span><text:span text:style-name="Strong_20_Emphasis"><text:span text:style-name="T4">"fire resistant glass" - Kính chống lửa</text:span></text:span><text:span text:style-name="T6"><text:line-break/>Sản phẩm làm từ kính mà khi được sử dụng trong một tổ hợp lắp ráp, có thể đo đạc và phân loại được hiệu quả chống lửa theo như </text:span><text:span text:style-name="Strong_20_Emphasis"><text:span text:style-name="T4">EN 13501-2</text:span></text:span><text:span text:style-name="T6"><text:line-break/>Ghi chú: Khái niệm "cách nhiệt" khi được sử dụng như một bộ phận kính cách nhiệt riêng lẻ theo </text:span><text:span text:style-name="Strong_20_Emphasis"><text:span text:style-name="T4">EN 1279-1</text:span></text:span><text:span text:style-name="T6">, không giống với khái niệm "cách nhiệt" được dùng trong tiêu chuẩn phân loại bộ phận kính chịu lửa như được định nghĩa trong </text:span><text:span text:style-name="Strong_20_Emphasis"><text:span text:style-name="T4">EN 13501-2</text:span></text:span><text:span text:style-name="T6">.</text:span></text:p>
      <text:p text:style-name="P20"><text:span text:style-name="Strong_20_Emphasis"><text:span text:style-name="T4">3.4</text:span></text:span><text:span text:style-name="T6"><text:line-break/></text:span><text:span text:style-name="Strong_20_Emphasis"><text:span text:style-name="T4">"glass product range" - Phạm vi sản phẩm kính</text:span></text:span><text:span text:style-name="T6"><text:line-break/>Nhóm sản phẩm kính chống chịu lửa (xem </text:span><text:span text:style-name="Strong_20_Emphasis"><text:span text:style-name="T4">3.3</text:span></text:span><text:span text:style-name="T6">), bao gồm một hoặc nhiều họ sản phẩm, v.d. kính nguyên khối, kính đa lớp, kính cách nhiệt, được đặc tả và sản xuất bởi một nhà sản xuất trong đó tính chất chịu lửa của bất cứ sản phẩm nào là như nhau với tất cả các sản phẩm khác trong cùng một phạm vi<text:line-break/>Ghi chú: Các phạm vi sản phẩm kính được đặc tả theo những tiêu chuẩn sản phẩm có liên quan.</text:span></text:p>
      <text:p text:style-name="P20"><text:span text:style-name="Strong_20_Emphasis"><text:span text:style-name="T4">3.5</text:span></text:span><text:span text:style-name="T6"><text:line-break/></text:span><text:span text:style-name="Strong_20_Emphasis"><text:span text:style-name="T4">"glazing system material" - Vật liệu hàn kính</text:span></text:span><text:span text:style-name="T6"><text:line-break/>Tất cả các nguyên vật liệu sử dụng để hàn kính chống lửa vào khung.<text:line-break/>Ghi chú: Quan sát ví dụ ở </text:span><text:span text:style-name="Strong_20_Emphasis"><text:span text:style-name="T4">Hình 1</text:span></text:span><text:span text:style-name="T6">.</text:span></text:p>
      <text:p text:style-name="P20"><text:span text:style-name="Strong_20_Emphasis"><text:span text:style-name="T4">3.6</text:span></text:span><text:span text:style-name="T6"><text:line-break/></text:span><text:span text:style-name="Strong_20_Emphasis"><text:span text:style-name="T4">"pre-existing test data" - Dữ liệu kiểm nghiệm có sẵn</text:span></text:span><text:span text:style-name="T6"><text:line-break/>Dữ liệu kiểm nghiệm được lấy từ các bài kiểm nghiệm tính chống lửa theo các phiên bản trước của tiêu chuẩn kiểm nghiệm châu Âu.</text:span></text:p>
      <text:p text:style-name="P20"><text:soft-page-break/><text:span text:style-name="Strong_20_Emphasis"><text:span text:style-name="T4">3.7</text:span></text:span><text:span text:style-name="T6"><text:line-break/></text:span><text:span text:style-name="Strong_20_Emphasis"><text:span text:style-name="T4">"reference test" - Kiểm nghiệm tham khảo</text:span></text:span><text:span text:style-name="T6"><text:line-break/>Kiểm nghiệm tính chống lửa theo tiêu chuẩn đề ra trong </text:span><text:span text:style-name="Strong_20_Emphasis"><text:span text:style-name="T4">EN 1364-1:201</text:span></text:span><text:span text:style-name="Strong_20_Emphasis"><text:span text:style-name="T5">5</text:span></text:span><text:span text:style-name="T6">và </text:span><text:span text:style-name="Strong_20_Emphasis"><text:span text:style-name="T4">EN 1363-1</text:span></text:span><text:span text:style-name="T6">, và khi phù hợp </text:span><text:span text:style-name="Strong_20_Emphasis"><text:span text:style-name="T4">EN 1363-2</text:span></text:span><text:span text:style-name="T6"> trong ứng dụng mở rộng, kết quả từ kiểm nghiệm này được sử dụng như nguồn dữ liệu chính cho ứng dụng mở rộng đã nêu</text:span></text:p>
      <text:p text:style-name="P20"><text:span text:style-name="Strong_20_Emphasis"><text:span text:style-name="T4">3.8</text:span></text:span><text:span text:style-name="T6"><text:line-break/></text:span><text:span text:style-name="Strong_20_Emphasis"><text:span text:style-name="T4">"framing system" - Hệ thống khung</text:span></text:span><text:span text:style-name="T6"><text:line-break/>Đặc tả và lắp đặt khung vào công trình nâng đỡ<text:line-break/>Ghi chú: Quan sát ví dụ ở </text:span><text:span text:style-name="Strong_20_Emphasis"><text:span text:style-name="T4">Hình 1</text:span></text:span></text:p>
      <text:p text:style-name="P20"><text:span text:style-name="Strong_20_Emphasis"><text:span text:style-name="T4">3.9</text:span></text:span><text:span text:style-name="T6"><text:line-break/></text:span><text:span text:style-name="Strong_20_Emphasis"><text:span text:style-name="T4">"direct field of application of test results" - Khu vực áp dụng trực tiếp kết quả kiểm nghiệm</text:span></text:span><text:span text:style-name="T6"><text:line-break/>Đầu ra của một quy trình (bao gồm việc áp dụng các quy định được đặt ra) trong đó kết quả kiểm nghiệm được xem như hợp lệ bất kể thay đổi trong một hoặc nhiều hơn các tính chất và/hoặc mục đích sử dụng đầu cuối</text:span></text:p>
      <text:p text:style-name="P20"><text:span text:style-name="Strong_20_Emphasis"><text:span text:style-name="T4">3.10</text:span></text:span><text:span text:style-name="T6"><text:line-break/></text:span><text:span text:style-name="Strong_20_Emphasis"><text:span text:style-name="T4">"extended field of application of test results" - Khu vực áp dụng mở rộng kết quả kiểm nghiệm</text:span></text:span><text:span text:style-name="T6"><text:line-break/>Đầu ra của một quy trình (bao gồm việc áp dụng các quy định có thể hoặc có thể không hàm chứa các quy trình tính toán được đặt ra) dự đoán một kết quả kiểm nghiệm dựa trên một hoặc nhiều kết quả kiểm nghiệm khác cho cùng một tiêu chuẩn, về sự thay đổi của tính chất và/hoặc (những) mục đích sử dụng đầu cuối của một sản phẩm, là kết quả kiểm nghiệm dựa trên một hoặc hơn các kết quả kiểm nghiệm khác cho cùng một bộ tiêu chuẩn kiểm nghiệm</text:span></text:p>
      <text:h text:style-name="P6" text:outline-level="1"><text:bookmark text:name="user-content-4-nguyên-tắc"/>4. Nguyên tắc</text:h>
      <text:p text:style-name="P7"/>
      <text:p text:style-name="P8">4.1 <text:span text:style-name="T1">Nguyên tắc chung</text:span></text:p>
      <text:p text:style-name="P9"/>
      <text:p text:style-name="P9">Ứng dụng mở rộng là sự dự đoán khả năng chống lửa của các bộ phận chống lửa chứa kính, có thể dựa trên nội suy hoặc ngoại suy kết quả kiểm nghiệm. <text:span text:style-name="T9">Kiểm nghiệm phải đảm bảo các bộ phận chống lửa phải đạt tiêu chuẩn chống lửa sau mở rộng nếu như được kiểm nghiệm theo </text:span><text:span text:style-name="T11">EN 1364-1:2015</text:span><text:span text:style-name="T9">.</text:span></text:p>
      <text:p text:style-name="P9"/>
      <text:p text:style-name="P10">Kết quả kiểm nghiệm cần phải có khả năng áp dụng được trong các công trình mà một hoặc nhiều hơn các sửa đổi trong khu vực ứng dụng trực tiếp như <text:span text:style-name="T10">EN 1364-1:2015</text:span> và tiêu chuẩn này được thi hành, và nhà sản xuất phải có trách nhiệm đảm bảo rằng các công trình đó tiếp tục tuân theo tiêu chuẩn thiết kế về độ cứng và độ ổn định.</text:p>
      <text:p text:style-name="P10"/>
      <text:p text:style-name="P10">Cho những báo cáo kết quả dựa trên tái bản của <text:span text:style-name="T10">EN 1364-1 </text:span>phát hành trước 2015, khái niệm về khu vực áp dụng trực tiếp theo như <text:span text:style-name="T10">EN 1364-1:2015 </text:span>sẽ được áp dụng.</text:p>
      <text:p text:style-name="P10"/>
      <text:p text:style-name="P11"><text:soft-page-break/>Bất cứ sự gia tăng nào trong thời gian phân loại (v.d. từ EI 30p sang EI 45p) và/hoặc thay đổi nào trong phân loại chống lửa (v.d. từ E sang EW) <text:span text:style-name="T12">nhận được từ kiểm nghiệm tham khảo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kern" svg:font-family="'Liberation Sans:kern'"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3T17:34:04.507000000</meta:creation-date>
    <dc:date>2021-02-06T20:39:51.299000000</dc:date>
    <meta:editing-duration>PT2H39M49S</meta:editing-duration>
    <meta:editing-cycles>3</meta:editing-cycles>
    <meta:generator>LibreOffice/7.1.0.3$Windows_X86_64 LibreOffice_project/f6099ecf3d29644b5008cc8f48f42f4a40986e4c</meta:generator>
    <meta:document-statistic meta:table-count="0" meta:image-count="0" meta:object-count="0" meta:page-count="7" meta:paragraph-count="99" meta:word-count="2406" meta:character-count="11035" meta:non-whitespace-character-count="8751"/>
  </office:meta>
</office:document-meta>
</file>